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602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2.7874in"/>
    </style:style>
    <style:style style:name="co7" style:family="table-column">
      <style:table-column-properties fo:break-before="auto" style:column-width="3.483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2.6693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2.889in"/>
    </style:style>
    <style:style style:name="co13" style:family="table-column">
      <style:table-column-properties fo:break-before="auto" style:column-width="1.0717in"/>
    </style:style>
    <style:style style:name="co14" style:family="table-column">
      <style:table-column-properties fo:break-before="auto" style:column-width="2.2516in"/>
    </style:style>
    <style:style style:name="co15" style:family="table-column">
      <style:table-column-properties fo:break-before="auto" style:column-width="0.7398in"/>
    </style:style>
    <style:style style:name="co16" style:family="table-column">
      <style:table-column-properties fo:break-before="auto" style:column-width="0.5752in"/>
    </style:style>
    <style:style style:name="co17" style:family="table-column">
      <style:table-column-properties fo:break-before="auto" style:column-width="0.4846in"/>
    </style:style>
    <style:style style:name="co18" style:family="table-column">
      <style:table-column-properties fo:break-before="auto" style:column-width="0.4516in"/>
    </style:style>
    <style:style style:name="co19" style:family="table-column">
      <style:table-column-properties fo:break-before="auto" style:column-width="2.82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72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0138in" fo:padding-left="0.0417in" fo:padding-right="0.0417in" fo:padding-top="0.0138in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2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top"/>
      <style:paragraph-properties fo:text-align="end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top"/>
      <style:paragraph-properties fo:text-align="end" fo:margin-left="0in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top"/>
      <style:paragraph-properties fo:text-align="end" fo:margin-left="0in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in" fo:padding-left="0.0417in" fo:padding-right="0in" fo:padding-top="0in" fo:border-right="none" fo:border-top="none" style:vertical-align="top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in" fo:padding-left="0.0417in" fo:padding-right="0in" fo:padding-top="0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0138in" fo:padding-left="0.0417in" fo:padding-right="0.0138in" fo:padding-top="0.0138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in" fo:padding-left="0.0417in" fo:padding-right="0in" fo:padding-top="0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style:text-align-source="fix" style:repeat-content="false" fo:border-left="none" fo:padding-bottom="0in" fo:padding-left="0.0417in" fo:padding-right="0in" fo:padding-top="0in" fo:border-right="none" fo:border-top="0.74pt solid #000000" style:vertical-align="top"/>
      <style:paragraph-properties fo:text-align="start" fo:margin-left="0in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0138in" fo:padding-left="0.0417in" fo:padding-right="0.0417in" fo:padding-top="0.0138in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6f9d4" fo:wrap-option="wrap" fo:padding-bottom="0.0138in" fo:padding-left="0.0417in" fo:padding-right="0.0417in" fo:padding-top="0.0138in" style:vertical-align="top"/>
    </style:style>
    <style:style style:name="ce45" style:family="table-cell" style:parent-style-name="Default">
      <style:table-cell-properties fo:background-color="#eeeeee" fo:wrap-option="wrap" fo:padding-bottom="0.0138in" fo:padding-left="0.0417in" fo:padding-right="0.0417in" fo:padding-top="0.0138in" style:vertical-align="top"/>
    </style:style>
    <style:style style:name="ce46" style:family="table-cell" style:parent-style-name="Default">
      <style:table-cell-properties fo:wrap-option="wrap" fo:padding-bottom="0.0138in" fo:padding-left="0.0417in" fo:padding-right="0.0417in" fo:padding-top="0.0138in" style:vertical-align="top"/>
    </style:style>
    <style:style style:name="ce47" style:family="table-cell" style:parent-style-name="Default">
      <style:table-cell-properties fo:background-color="transparent" fo:wrap-option="wrap" fo:padding-bottom="0.0138in" fo:padding-left="0.0417in" fo:padding-right="0.0417in" fo:padding-top="0.0138in" style:vertical-align="top"/>
    </style:style>
    <style:style style:name="ce49" style:family="table-cell" style:parent-style-name="Default">
      <style:table-cell-properties fo:border-bottom="none" fo:wrap-option="wrap" fo:border-left="none" fo:padding-bottom="0.0138in" fo:padding-left="0.0417in" fo:padding-right="0.0417in" fo:padding-top="0.0138in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0138in" fo:padding-left="0.0417in" fo:padding-right="0.0417in" fo:padding-top="0.0138in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</style:style>
    <style:style style:name="ce58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9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</style:style>
    <style:style style:name="ce73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end" fo:margin-left="0in"/>
    </style:style>
    <style:style style:name="ce74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5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in" fo:padding-left="0.0417in" fo:padding-right="0in" fo:padding-top="0in" fo:border-right="none" fo:border-top="none" style:vertical-align="middle"/>
      <style:paragraph-properties fo:text-align="start" fo:margin-left="0in"/>
    </style:style>
    <style:style style:name="ce88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138in" fo:padding-top="0.0138in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in" fo:padding-left="0.0417in" fo:padding-right="0in" fo:padding-top="0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</style:style>
    <style:style style:name="ce111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in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119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121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123" style:family="table-cell" style:parent-style-name="Default">
      <style:table-cell-properties fo:background-color="#dddddd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4" style:family="table-cell" style:parent-style-name="Default">
      <style:table-cell-properties fo:background-color="#cccccc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5" style:family="table-cell" style:parent-style-name="Default">
      <style:table-cell-properties fo:background-color="#ffa6a6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6" style:family="table-cell" style:parent-style-name="Default">
      <style:table-cell-properties fo:background-color="#d4ea6b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138in" fo:padding-top="0.0138in" fo:border-right="none" fo:border-top="none" style:vertical-align="middle"/>
      <style:paragraph-properties fo:text-align="start" fo:margin-left="0in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138in" fo:padding-top="0.0138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0138in" fo:padding-left="0.0417in" fo:padding-right="0.0138in" fo:padding-top="0.0138in" style:vertical-align="middle"/>
      <style:paragraph-properties fo:text-align="start" fo:margin-left="0in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0138in" fo:padding-left="0.0417in" fo:padding-right="0.0417in" fo:padding-top="0.0138in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0138in" fo:padding-left="0.0417in" fo:padding-right="0.0417in" fo:padding-top="0.0138in" style:vertical-align="middle"/>
    </style:style>
    <style:style style:name="ce141" style:family="table-cell" style:parent-style-name="Default">
      <style:table-cell-properties fo:background-color="#eeeeee" fo:wrap-option="wrap" fo:padding-bottom="0.0138in" fo:padding-left="0.0417in" fo:padding-right="0.0417in" fo:padding-top="0.0138in" style:vertical-align="middle"/>
    </style:style>
    <style:style style:name="ce142" style:family="table-cell" style:parent-style-name="Default">
      <style:table-cell-properties fo:background-color="#e8f2a1" fo:wrap-option="wrap" fo:padding-bottom="0.0138in" fo:padding-left="0.0417in" fo:padding-right="0.0417in" fo:padding-top="0.0138in" style:vertical-align="middle"/>
    </style:style>
    <style:style style:name="ce143" style:family="table-cell" style:parent-style-name="Default">
      <style:table-cell-properties fo:background-color="#dddddd" fo:wrap-option="wrap" fo:padding-bottom="0.0138in" fo:padding-left="0.0417in" fo:padding-right="0.0417in" fo:padding-top="0.0138in" style:vertical-align="middle"/>
    </style:style>
    <style:style style:name="ce144" style:family="table-cell" style:parent-style-name="Default">
      <style:table-cell-properties fo:background-color="#cccccc" fo:wrap-option="wrap" fo:padding-bottom="0.0138in" fo:padding-left="0.0417in" fo:padding-right="0.0417in" fo:padding-top="0.0138in" style:vertical-align="middle"/>
    </style:style>
    <style:style style:name="ce145" style:family="table-cell" style:parent-style-name="Default">
      <style:table-cell-properties fo:background-color="#ffa6a6" fo:wrap-option="wrap" fo:padding-bottom="0.0138in" fo:padding-left="0.0417in" fo:padding-right="0.0417in" fo:padding-top="0.0138in" style:vertical-align="middle"/>
    </style:style>
    <style:style style:name="ce146" style:family="table-cell" style:parent-style-name="Default">
      <style:table-cell-properties fo:background-color="#d4ea6b" fo:wrap-option="wrap" fo:padding-bottom="0.0138in" fo:padding-left="0.0417in" fo:padding-right="0.0417in" fo:padding-top="0.0138in" style:vertical-align="middle"/>
    </style:style>
    <style:style style:name="ce147" style:family="table-cell" style:parent-style-name="Default">
      <style:table-cell-properties fo:background-color="transparent" fo:wrap-option="wrap" fo:padding-bottom="0.0138in" fo:padding-left="0.0417in" fo:padding-right="0.0417in" fo:padding-top="0.0138in" style:vertical-align="middle"/>
    </style:style>
    <style:style style:name="ce148" style:family="table-cell" style:parent-style-name="Default">
      <style:table-cell-properties fo:border-bottom="none" fo:wrap-option="wrap" fo:border-left="none" fo:padding-bottom="0.0138in" fo:padding-left="0.0417in" fo:padding-right="0.0417in" fo:padding-top="0.0138in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0138in" fo:padding-left="0.0417in" fo:padding-right="0.0417in" fo:padding-top="0.0138in" style:vertical-align="middl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36"/>
        <table:table-column table:style-name="co7" table:default-cell-style-name="ce46"/>
        <table:table-column table:style-name="co8" table:default-cell-style-name="Default"/>
        <table:table-column table:style-name="co8" table:number-columns-repeated="56" table:default-cell-style-name="ce12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19"/>
          <table:table-cell table:style-name="ce28"/>
          <table:table-cell table:style-name="ce42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roup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table:style-name="ce20" office:value-type="string" calcext:value-type="string">
            <text:p>Buf. size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scenario_campaign_mission</text:p>
          </table:table-cell>
          <table:table-cell table:style-name="ce44" office:value-type="string" calcext:value-type="string">
            <text:p>Primary mission index. Used for briefing messages and map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Secondary mission index. Used for goal messages in briefing and at the top of the scree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ile_version</text:p>
          </table:table-cell>
          <table:table-cell table:style-name="ce44" office:value-type="string" calcext:value-type="string">
            <text:p>File version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2" office:value-type="string" calcext:value-type="string">
            <text:p>junk1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image_grid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dge_grid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grid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terrain_grid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grid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figure_grid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bitfields_grid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grid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grid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desirability_grid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levation_grid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damage_grid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backup_grid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backup_grid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30" office:value-type="string" calcext:value-type="string">
            <text:p>figures</text:p>
          </table:table-cell>
          <table:table-cell table:style-name="ce44" office:value-type="string" calcext:value-type="string">
            <text:p>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30" office:value-type="string" calcext:value-type="string">
            <text:p>route_figures</text:p>
          </table:table-cell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30" office:value-type="string" calcext:value-type="string">
            <text:p>route_paths</text:p>
          </table:table-cell>
          <table:table-cell table:style-name="ce44" office:value-type="string" calcext:value-type="string">
            <text:p>Route path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30" office:value-type="string" calcext:value-type="string">
            <text:p>formations</text:p>
          </table:table-cell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ormation_totals</text:p>
          </table:table-cell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30" office:value-type="string" calcext:value-type="string">
            <text:p>city_data</text:p>
          </table:table-cell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_unknown</text:p>
          </table:table-cell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player_name</text:p>
          </table:table-cell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</text:p>
          </table:table-cell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30" office:value-type="string" calcext:value-type="string">
            <text:p>buildings</text:p>
          </table:table-cell>
          <table:table-cell table:style-name="ce44" office:value-type="string" calcext:value-type="string">
            <text:p>List of buildings and their internal state/metadata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orientation</text:p>
          </table:table-cell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game_tim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building_extra_highest_id_ever</text:p>
          </table:table-cell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iv</text:p>
          </table:table-cell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camera</text:p>
          </table:table-cell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city_graph_order</text:p>
          </table:table-cell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empire</text:p>
          </table:table-cell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office:value-type="float" office:value="6466" calcext:value-type="float">
            <text:p>6466</text:p>
          </table:table-cell>
          <table:table-cell table:style-name="ce35" office:value-type="string" calcext:value-type="string">
            <text:p>empire_cities</text:p>
          </table:table-cell>
          <table:table-cell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building_count_industry</text:p>
          </table:table-cell>
          <table:table-cell office:value-type="string" calcext:value-type="string">
            <text:p>??? (industr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trade_prices</text:p>
          </table:table-cell>
          <table:table-cell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figure_names</text:p>
          </table:table-cell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header</text:p>
          </table:table-cell>
          <table:table-cell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6" calcext:value-type="float">
            <text:p>6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1</text:p>
          </table:table-cell>
          <table:table-cell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20" calcext:value-type="float">
            <text:p>7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84" calcext:value-type="float">
            <text:p>78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2</text:p>
          </table:table-cell>
          <table:table-cell office:value-type="string" calcext:value-type="string">
            <text:p>??? (image i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open pla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2</text:p>
          </table:table-cell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default FFFF (-1) 2-byte fields, cyclic - invasion point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8 two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4" calcext:value-type="float">
            <text:p>15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win_criteria</text:p>
          </table:table-cell>
          <table:table-cell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8" calcext:value-type="float">
            <text:p>15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2" calcext:value-type="float">
            <text:p>15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6" calcext:value-type="float">
            <text:p>15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4" calcext:value-type="float">
            <text:p>15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rosp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4" calcext:value-type="float">
            <text:p>15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unused additional win condition spac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56" calcext:value-type="float">
            <text:p>15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60" calcext:value-type="float">
            <text:p>1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3</text:p>
          </table:table-cell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568" calcext:value-type="float">
            <text:p>156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city_entry_exit_xy</text:p>
          </table:table-cell>
          <table:table-cell table:style-name="ce47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22"/>
          <table:table-cell table:style-name="ce37" office:value-type="string" calcext:value-type="string">
            <text:p>junk4</text:p>
          </table:table-cell>
          <table:table-cell table:style-name="ce45" office:value-type="string" calcext:value-type="string">
            <text:p>??? (default FFFF (-1) 2-byte fields, non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 usually go n, n+2, n+1497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4" calcext:value-type="float">
            <text:p>1644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692" calcext:value-type="float">
            <text:p>169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allowed_builds</text:p>
          </table:table-cell>
          <table:table-cell office:value-type="string" calcext:value-type="string">
            <text:p>Allowed buildings 2-byte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5</text:p>
          </table:table-cell>
          <table:table-cell table:style-name="ce45" office:value-type="string" calcext:value-type="string">
            <text:p>??? (default FFFF (-1) 2-byte fields,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monuments</text:p>
          </table:table-cell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6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39" office:value-type="string" calcext:value-type="string">
            <text:p>messages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extra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population_messages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counts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delays</text:p>
          </table:table-cell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list_burning_totals</text:p>
          </table:table-cell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sequence</text:p>
          </table:table-cell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settings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232" calcext:value-type="float">
            <text:p>3232</text:p>
          </table:table-cell>
          <table:table-cell table:style-name="ce39" office:value-type="string" calcext:value-type="string">
            <text:p>invasion_warnings</text:p>
          </table:table-cell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is_custom</text:p>
          </table:table-cell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city_sounds</text:p>
          </table:table-cell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extra_highest_id</text:p>
          </table:table-cell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traders</text:p>
          </table:table-cell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burning</text:p>
          </table:table-cell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small</text:p>
          </table:table-cell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39" office:value-type="string" calcext:value-type="string">
            <text:p>building_list_large</text:p>
          </table:table-cell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tutorial_part1</text:p>
          </table:table-cell>
          <table:table-cell table:style-name="ce44" office:value-type="string" calcext:value-type="string">
            <text:p>??? (Tutorial part 1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7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39200" calcext:value-type="float">
            <text:p>39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00 196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limit</text:p>
          </table:table-cell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traded</text:p>
          </table:table-cell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8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scenario_name</text:p>
          </table:table-cell>
          <table:table-cell table:style-name="ce47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bookmarks</text:p>
          </table:table-cell>
          <table:table-cell table:style-name="ce47" office:value-type="string" calcext:value-type="string">
            <text:p>Bookmarks(default FFFF (-1) 2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tutorial_part3</text:p>
          </table:table-cell>
          <table:table-cell table:style-name="ce47" office:value-type="string" calcext:value-type="string">
            <text:p>??? 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9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52370" calcext:value-type="float">
            <text:p>52370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 (empty 0000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529" calcext:value-type="float">
            <text:p>52529</text:p>
          </table:table-cell>
          <table:table-cell table:style-name="ce22" office:value-type="float" office:value="18600" calcext:value-type="float">
            <text:p>186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50 1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29" calcext:value-type="float">
            <text:p>71129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416" calcext:value-type="float">
            <text:p>1341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00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0 820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280" calcext:value-type="float">
            <text:p>1280</text:p>
          </table:table-cell>
          <table:table-cell table:style-name="ce37" office:value-type="string" calcext:value-type="string">
            <text:p>junk10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9600" calcext:value-type="float">
            <text:p>19600</text:p>
          </table:table-cell>
          <table:table-cell table:style-name="ce37" office:value-type="string" calcext:value-type="string">
            <text:p>junk11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6200" calcext:value-type="float">
            <text:p>16200</text:p>
          </table:table-cell>
          <table:table-cell table:style-name="ce37" office:value-type="string" calcext:value-type="string">
            <text:p>junk12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3</text:p>
          </table:table-cell>
          <table:table-cell table:style-name="ce45" office:value-type="string" calcext:value-type="string">
            <text:p>??? (FF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2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532" calcext:value-type="float">
            <text:p>52532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36" calcext:value-type="float">
            <text:p>36</text:p>
          </table:table-cell>
          <table:table-cell table:style-name="ce37" office:value-type="string" calcext:value-type="string">
            <text:p>junk14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207936" calcext:value-type="float">
            <text:p>207936</text:p>
          </table:table-cell>
          <table:table-cell table:style-name="ce37" office:value-type="string" calcext:value-type="string">
            <text:p>junk15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6</text:p>
          </table:table-cell>
          <table:table-cell table:style-name="ce45" office:value-type="string" calcext:value-type="string">
            <text:p>??? (13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76" calcext:value-type="float">
            <text:p>376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41 1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417" calcext:value-type="float">
            <text:p>417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37" office:value-type="string" calcext:value-type="string">
            <text:p>junk17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8</text:p>
          </table:table-cell>
          <table:table-cell table:style-name="ce45" office:value-type="string" calcext:value-type="string">
            <text:p>??? (lone byte fiel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37" office:value-type="string" calcext:value-type="string">
            <text:p>junk19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20</text:p>
          </table:table-cell>
          <table:table-cell table:style-name="ce45" office:value-type="string" calcext:value-type="string">
            <text:p>??? (28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end_marker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4"/>
          <table:table-cell table:style-name="ce41"/>
          <table:table-cell table:style-name="ce49"/>
          <table:table-cell table:number-columns-repeated="57"/>
        </table:table-row>
        <table:table-row table:style-name="ro1" table:number-rows-repeated="10484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"/>
        <table:table-column table:style-name="co11" table:default-cell-style-name="ce61"/>
        <table:table-column table:style-name="co12" table:default-cell-style-name="ce6"/>
        <table:table-column table:style-name="co5" table:default-cell-style-name="ce86"/>
        <table:table-column table:style-name="co13" table:default-cell-style-name="ce103"/>
        <table:table-column table:style-name="co14" table:default-cell-style-name="ce111"/>
        <table:table-column table:style-name="co15" table:default-cell-style-name="ce119"/>
        <table:table-column table:style-name="co8" table:default-cell-style-name="Default"/>
        <table:table-column table:style-name="co8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1">957</text:span><text:span text:style-name="T2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1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1">793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1">74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1">75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6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7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1">76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2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3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1">76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8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9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1">77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1">77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1">78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1">787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88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1">789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0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1">791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2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1">1096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1">2381</text:span><text:span text:style-name="T2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1">1095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1">2377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1">1101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1">1100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1">2390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1">1071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1">1070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1">1072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1">2431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1">1087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3">1315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3">1318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1">2297</text:span><text:span text:style-name="T2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5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5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">1315</text:span><text:span text:style-name="T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5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1">1315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1">1319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5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5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5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5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5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6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5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5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1">2689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5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5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5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5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5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5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5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5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5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5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1">827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5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5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5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5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1">1341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1">1313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1">132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1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1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1">224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1">227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1">2255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1">2261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1">2267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1">227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1">2170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1">219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1">92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1">934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1">843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1">990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5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1">94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1">1028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1">91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1">95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1">1051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1">823 </text:span><text:span text:style-name="T2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1">816 </text:span><text:span text:style-name="T2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1">2741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1">2742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1">2743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1">2744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1">2745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5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1">928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1">123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1">2342</text:span><text:span text:style-name="T2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1">2323</text:span><text:span text:style-name="T2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5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1">856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1">87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1">887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5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5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5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1">839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4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1">794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4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5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4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4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1">2201</text:span><text:span text:style-name="T2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5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5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5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5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1">97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1">93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1">90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1">130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1">2406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1">92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1">93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1">93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6" table:default-cell-style-name="ce73"/>
        <table:table-column table:style-name="co17" table:default-cell-style-name="ce6"/>
        <table:table-column table:style-name="co18" table:default-cell-style-name="ce6"/>
        <table:table-column table:style-name="co19" table:default-cell-style-name="ce138"/>
        <table:table-column table:style-name="co7" table:default-cell-style-name="ce11"/>
        <table:table-column table:style-name="co8" table:default-cell-style-name="Default"/>
        <table:table-column table:style-name="co8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21:23:51.4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0-10-02T19:35:59.310000000</dc:date>
    <meta:editing-duration>P22DT16H19M47S</meta:editing-duration>
    <meta:editing-cycles>241</meta:editing-cycles>
    <meta:generator>LibreOffice/6.3.0.4$Windows_X86_64 LibreOffice_project/057fc023c990d676a43019934386b85b21a9ee99</meta:generator>
    <meta:document-statistic meta:table-count="3" meta:cell-count="2300" meta:object-count="0"/>
  </office:meta>
</office:document-meta>
</file>